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How are adverts submitted ? </text:p>
      <text:p text:style-name="Standard"><text:tab/> - Do companies have direct access to submit adverts or do they submit advertisements to <text:tab/>the course co-ordinator?<text:span text:style-name="T1"> (if they do see (A), else see (B)) </text:span></text:p>
      <text:p text:style-name="Standard"/>
      <text:p text:style-name="Standard"><text:s/><text:tab/><text:span text:style-name="T1">(A) </text:span><text:s/>How will companies access the system? </text:p>
      <text:p text:style-name="Standard"/>
      <text:p text:style-name="Standard"><text:tab/> <text:s/>- When creating the advert, is it like filling out a form or submitting a file/web page? Are <text:tab/>there fixed fields that the person creating the advert has to fill in? </text:p>
      <text:p text:style-name="Standard"><text:s text:c="8"/></text:p>
      <text:p text:style-name="Standard"><text:tab/> (<text:span text:style-name="T1">B)</text:span> <text:s/>How will these be sent to the coordinator? </text:p>
      <text:p text:style-name="Standard"><text:tab/>- How will he upload them? </text:p>
      <text:p text:style-name="Standard"><text:tab/>- Will he review them before submitting them to the system or submit them and then add his <text:tab/>comments? </text:p>
      <text:p text:style-name="Standard"/>
      <text:p text:style-name="Standard"><text:tab/>- Does the system need to work with the Microsoft Access database you have in place <text:tab/>currently? If it does, in what way? </text:p>
      <text:p text:style-name="Standard"/>
      <text:p text:style-name="Standard"><text:tab/> - Are there some details (like duration, expected start date) that the employer/academic staff <text:tab/>has to provide when creating an advert or can they create an advert with content however <text:tab/>they like? </text:p>
      <text:p text:style-name="Standard"/>
      <text:p text:style-name="P1">2. How will students apply for internships? </text:p>
      <text:p text:style-name="Standard"><text:tab/> - Do they apply directly to the company or through the system? <text:span text:style-name="T1">(A/B) </text:span></text:p>
      <text:p text:style-name="Standard"/>
      <text:p text:style-name="Standard"><text:tab/>(B)Will students information be stored on the system? If so how should they verify their <text:tab/>identity (username, password etc)? Can the change their details or upload a cv? </text:p>
      <text:p text:style-name="Standard"/>
      <text:p text:style-name="P1">3. How will students review adverts? </text:p>
      <text:p text:style-name="Standard"><text:tab/>- By review, are they actually interacting with the system or just reading the adverts and <text:tab/>making up their own mind? (<text:span text:style-name="T1">A/B)</text:span> </text:p>
      <text:p text:style-name="Standard"><text:tab/></text:p>
      <text:p text:style-name="Standard"><text:tab/><text:span text:style-name="T1">(A)</text:span> By what measure should they review adverts? </text:p>
      <text:p text:style-name="Standard"/>
      <text:p text:style-name="P1">4. Notification of success </text:p>
      <text:p text:style-name="Standard"><text:tab/>- Who notifies the coordinator of success? (Student/Company) </text:p>
      <text:p text:style-name="Standard"><text:tab/></text:p>
      <text:p text:style-name="Standard"><text:tab/>- Do they notify through the system or by some other means (eg email). <text:span text:style-name="T1">(A/B) </text:span></text:p>
      <text:p text:style-name="Standard"><text:tab/></text:p>
      <text:p text:style-name="P2"><text:tab/>(A) </text:p>
      <text:p text:style-name="Standard"><text:tab/>- a student gains a placement on a course that when advertised was noted as suitable for his <text:tab/>course, should this automatically be approved? </text:p>
      <text:p text:style-name="Standard"><text:s/><text:tab/>-Once an advertised placement has been allocated to a student should it be removed from the <text:tab/>students interface? If not should it be marked in some way as taken? If so should any details <text:tab/>be kept anywhere apart from the allocations database? </text:p>
      <text:p text:style-name="Standard"><text:tab/> -When a student finds a placement outside of the system, how should this be communicated <text:tab/>to the course-coordinator? </text:p>
      <text:p text:style-name="Standard"><text:tab/> -Should we do 'checking' when a student informs securing a placement ? What happens if <text:tab/>two students inform securing the same placement ? (be that ill-intentioned or not ?) </text:p>
      <text:p text:style-name="Standard"/>
      <text:p text:style-name="Standard"><text:tab/><text:span text:style-name="T1"> (BOTH) </text:span></text:p>
      <text:p text:style-name="Standard"><text:s/><text:tab/>-What information does the student have to give in order for the course coordinator to <text:tab/>accurately review the internship offer? </text:p>
      <text:p text:style-name="Standard"><text:soft-page-break/><text:tab/> -When a placement is secured is the advert removed from the system. What happens if the <text:tab/>student then declines the placement? Is it readvertised? </text:p>
      <text:p text:style-name="Standard"><text:tab/> -Can students be able to unenroll the internship themselves? (What if such internship has <text:tab/>been approved by their course coordinator?) </text:p>
      <text:p text:style-name="Standard"/>
      <text:p text:style-name="Standard"/>
      <text:p text:style-name="P1">Non-functional</text:p>
      <text:p text:style-name="Standard"/>
      <text:p text:style-name="Standard">1 Are user manuals, online help features, or tutorials required? </text:p>
      <text:p text:style-name="Standard"/>
      <text:p text:style-name="Standard">2 Does everyone access the system in the same way or is there a different portal for students/staff/employers? </text:p>
      <text:p text:style-name="Standard"/>
      <text:p text:style-name="Standard">3 Do users need to register/log in to the system to be able to use it? Are all students automatically registered. Who authorises companies adding accounts?</text:p>
      <text:p text:style-name="Standard"/>
      <text:p text:style-name="Standard">4 If not, someone could spam the system with fake advertisements that are of no use to anyone. What, in that case, should the system do to check the validity of the internship advertisements? </text:p>
      <text:p text:style-name="Standard"/>
      <text:p text:style-name="Standard">5 If a login is needed, can the user change their password? </text:p>
      <text:p text:style-name="Standard"/>
      <text:p text:style-name="Standard"><text:s/>6 Is there a limit to how long the advert is?; Is there a word count limit on any sections/the whole advert? </text:p>
      <text:p text:style-name="Standard"/>
      <text:p text:style-name="Standard">7 If an advert has multiple places available, should there be x duplicate adverts or one with multiple places ? </text:p>
      <text:p text:style-name="Standard"/>
      <text:p text:style-name="Standard"/>
      <text:p text:style-name="P2">8 <text:s/>IS IT POSSIBLE TO ARRANGE ANOTHER INTERVIEW IF FURTHER ISSUES APPEAR ? </text:p>
      <text:p text:style-name="P2">9 <text:s/>Is there anything else you feel we havent covered in this discussion? </text:p>
      <text:p text:style-name="Standard"/>
      <text:p text:style-name="Standard">-------------- </text:p>
      <text:p text:style-name="P2">EXTRAS</text:p>
      <text:p text:style-name="Standard"/>
      <text:p text:style-name="Standard">1 Does the system need to be available all the time? </text:p>
      <text:p text:style-name="Standard"/>
      <text:p text:style-name="Standard">2 Do you want the system to support interaction with a web browser to go to web pages from hyperlinks in the advert? </text:p>
      <text:p text:style-name="Standard"/>
      <text:p text:style-name="Standard">3 What if an employer/member academic staff forget they’ve already created an advert? Should the system check for duplicates and show an error message to the user if they try to do this? </text:p>
      <text:p text:style-name="Standard"/>
      <text:p text:style-name="Standard">4 Do you need functionality in the system to allow an internship advertiser to delete an advert? </text:p>
      <text:p text:style-name="Standard"/>
      <text:p text:style-name="Standard">5 Who has privileges to edit/delete adverts ? </text:p>
      <text:p text:style-name="Standard"/>
      <text:p text:style-name="Standard">6 Is there a maximum number of adverts that the system will handle? </text:p>
      <text:p text:style-name="Standard"/>
      <text:p text:style-name="Standard">7 Course Coordinator - Review adverts and comment on advert suitability for course </text:p>
      <text:p text:style-name="Standard">What options does the course coordinator have for reviewing the adverts? Is it a checkbox for ticking who the advert is for or is a comment box saying what course the advert is suitable for? </text:p>
      <text:p text:style-name="Standard"><text:soft-page-break/></text:p>
      <text:p text:style-name="Standard">8 Do students in the cohort that have been identified as suitable get an email as soon as it is approved? </text:p>
      <text:p text:style-name="Standard"/>
      <text:p text:style-name="Standard">9 If an advert is not approved as suitable for any students, does the system need a way of informing the advert creator of this? Will there be a way for the advert creator to fix the rejected advert and have it reconsidered? </text:p>
      <text:p text:style-name="Standard"/>
      <text:p text:style-name="Standard">10 Course Coordinator - Publication of adverts </text:p>
      <text:p text:style-name="Standard">Will the course coordinator be able to publish more than one advert at the same time or do the adverts need to be published one at a time? </text:p>
      <text:p text:style-name="Standard"/>
      <text:p text:style-name="Standard">11 When the advert is published, is it available to see by all students and staff instantly? </text:p>
      <text:p text:style-name="Standard"/>
      <text:p text:style-name="Standard">12 Can the course coordinator unpublish an advert once it has been published? </text:p>
      <text:p text:style-name="Standard"/>
      <text:p text:style-name="Standard">13 Is there only one person -- the course coordinator -- with the ability to comment on adverts and publish them? </text:p>
      <text:p text:style-name="Standard"/>
      <text:p text:style-name="Standard">14 Students - Review of adverts </text:p>
      <text:p text:style-name="Standard">Can a particular cohort of students (e.g. SE) see the adverts for ESE/CS students or are the internship adverts tailored to their course? </text:p>
      <text:p text:style-name="Standard"/>
      <text:p text:style-name="Standard">15 If emails are sent by the system, can a student opt-out of emails? </text:p>
      <text:p text:style-name="Standard"/>
      <text:p text:style-name="Standard">16 Can students use the system to tell the course coordinator which internships (of those advertised) that they have applied for? </text:p>
      <text:p text:style-name="Standard"/>
      <text:p text:style-name="Standard">17 Students - Inform of successful selection for internship </text:p>
      <text:p text:style-name="Standard">What information does the student have to give in order for the course coordinator to accurately review the internship offer? </text:p>
      <text:p text:style-name="Standard"/>
      <text:p text:style-name="Standard">18 What if the student has more than one offer for an internship place? Can the system support inputting information for all internships that the student has secured an offer for? </text:p>
      <text:p text:style-name="Standard"/>
      <text:p text:style-name="Standard">19 What if the student has not secured an internship? Do you require that students inform you of this through the system or is the system only used for informing of successful selection for internship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Kilian</meta:initial-creator>
    <meta:creation-date>2012-10-15T13:32:10</meta:creation-date>
    <dc:date>2012-10-22T22:42:24</dc:date>
    <dc:creator>Michael </dc:creator>
    <meta:editing-duration>PT18M48S</meta:editing-duration>
    <meta:editing-cycles>3</meta:editing-cycles>
    <meta:generator>LibreOffice/3.3$Unix LibreOffice_project/330m19$Build-401</meta:generator>
    <meta:document-statistic meta:table-count="0" meta:image-count="0" meta:object-count="0" meta:page-count="3" meta:paragraph-count="66" meta:word-count="1082" meta:character-count="6251"/>
  </office:meta>
</office:document-meta>
</file>